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TransportServer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TransportServerImpl.pipeClosed( RmiPipeServerImpl pi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miTransportServerImpl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TransportServerImpl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TransportServerImpl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miTransportServerImpl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TransportServerImpl.setConnectionProvider( ConnectionProvider con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miTransportServerImpl.newPi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miTransportServerImpl.RmiTransportServ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